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1DC97A2622F1E7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6" style:family="graphic" style:parent-style-name="standard">
      <style:graphic-properties svg:stroke-color="#000000" draw:fill="none" draw:opacity="97%" draw:textarea-horizontal-align="left" draw:textarea-vertical-align="top" draw:auto-grow-height="false" fo:min-height="4.15cm" fo:min-width="5.9cm"/>
    </style:style>
    <style:style style:name="gr7" style:family="graphic" style:parent-style-name="standard">
      <style:graphic-properties svg:stroke-color="#000000" draw:fill="none" draw:opacity="97%" draw:textarea-horizontal-align="left" draw:textarea-vertical-align="top" draw:auto-grow-height="false" fo:min-height="1.95cm" fo:min-width="3.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0000" draw:fill="none" draw:opacity="97%" draw:textarea-horizontal-align="left" draw:textarea-vertical-align="top" draw:auto-grow-height="false" fo:min-height="3.15cm" fo:min-width="3.1cm"/>
    </style:style>
    <style:style style:name="gr11" style:family="graphic" style:parent-style-name="standard">
      <style:graphic-properties svg:stroke-color="#000000" draw:fill="none" draw:opacity="97%" draw:textarea-horizontal-align="left" draw:textarea-vertical-align="top" draw:auto-grow-height="false" fo:min-height="3.15cm" fo:min-width="4.1cm"/>
    </style:style>
    <style:style style:name="gr12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3" style:family="graphic" style:parent-style-name="standard">
      <style:graphic-properties svg:stroke-color="#000000" draw:fill="none" draw:opacity="97%" draw:textarea-horizontal-align="left" draw:textarea-vertical-align="top" draw:auto-grow-height="false" fo:min-height="7.15cm" fo:min-width="6.1cm"/>
    </style:style>
    <style:style style:name="gr14" style:family="graphic" style:parent-style-name="standard">
      <style:graphic-properties draw:fill-color="#007a87" draw:textarea-horizontal-align="justify" draw:textarea-vertical-align="middle" draw:auto-grow-height="false" fo:min-height="0.654cm" fo:min-width="10.804cm"/>
    </style:style>
    <style:style style:name="gr15" style:family="graphic" style:parent-style-name="standard">
      <style:graphic-properties draw:fill-color="#007a87" draw:textarea-horizontal-align="justify" draw:textarea-vertical-align="middle" draw:auto-grow-height="false" fo:min-height="0.654cm" fo:min-width="4.20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18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19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dbe8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4pt" style:font-size-asian="14pt" style:font-size-complex="14pt"/>
    </style:style>
    <style:style style:name="P7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cm" svg:height="1cm" svg:x="5.1cm" svg:y="7.9cm">
          <text:p text:style-name="P1"><text:span text:style-name="T1">address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cm" svg:height="1cm" svg:x="9.001cm" svg:y="6.701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cm" svg:height="1cm" svg:x="6.5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cm" svg:height="1cm" svg:x="9.0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9.9cm" svg:x2="10.001cm" svg:y2="7.701cm" draw:start-shape="id1" draw:start-glue-point="0" draw:end-shape="id2" draw:end-glue-point="2" svg:d="M7500 9900c0-1648 2501-549 2501-2199" svg:viewBox="0 0 2502 2200">
          <text:p/>
        </draw:connector>
        <draw:connector draw:style-name="gr2" draw:text-style-name="P3" draw:layer="layout" draw:type="curve" svg:x1="7.5cm" svg:y1="10.9cm" svg:x2="10.001cm" svg:y2="12.201cm" draw:start-shape="id1" draw:start-glue-point="2" draw:end-shape="id3" draw:end-glue-point="0" svg:d="M7500 10900c0 976 2501 326 2501 1301" svg:viewBox="0 0 2502 1302">
          <text:p/>
        </draw:connector>
        <draw:custom-shape draw:style-name="gr3" draw:text-style-name="P4" xml:id="id4" draw:id="id4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5cm" svg:y1="6cm" svg:x2="17.72cm" svg:y2="7.62cm" draw:start-shape="id4" draw:start-glue-point="8" draw:end-shape="id5" draw:end-glue-point="5" svg:d="M16500 6000l1220 1620" svg:viewBox="0 0 1221 1621">
          <text:p/>
        </draw:connector>
        <draw:connector draw:style-name="gr4" draw:text-style-name="P3" draw:layer="layout" draw:type="line" svg:x1="16.9cm" svg:y1="5.6cm" svg:x2="19.101cm" svg:y2="5.601cm" draw:start-shape="id4" draw:start-glue-point="10" draw:end-shape="id6" draw:end-glue-point="6" svg:d="M16900 5600l2201 1" svg:viewBox="0 0 2202 2">
          <text:p/>
        </draw:connector>
        <draw:connector draw:style-name="gr4" draw:text-style-name="P3" draw:layer="layout" draw:type="line" svg:x1="19.218cm" svg:y1="5.884cm" svg:x2="18.286cm" svg:y2="7.62cm" draw:start-shape="id6" draw:start-glue-point="7" draw:end-shape="id5" draw:end-glue-point="11" svg:d="M19218 5884l-932 1736" svg:viewBox="0 0 933 1737">
          <text:p/>
        </draw:connector>
        <draw:connector draw:style-name="gr4" draw:text-style-name="P3" draw:layer="layout" draw:type="line" svg:x1="19.784cm" svg:y1="5.884cm" svg:x2="21.002cm" svg:y2="7.502cm" draw:start-shape="id6" draw:start-glue-point="9" draw:end-shape="id7" draw:end-glue-point="4" svg:d="M19784 5884l1218 1618" svg:viewBox="0 0 1219 1619">
          <text:p/>
        </draw:connector>
        <draw:connector draw:style-name="gr4" draw:text-style-name="P3" draw:layer="layout" draw:type="line" svg:x1="18.403cm" svg:y1="7.903cm" svg:x2="20.602cm" svg:y2="7.902cm" draw:start-shape="id5" draw:start-glue-point="10" draw:end-shape="id7" draw:end-glue-point="6" svg:d="M18403 7903l2199-1" svg:viewBox="0 0 2200 2">
          <text:p/>
        </draw:connector>
        <draw:connector draw:style-name="gr4" draw:text-style-name="P3" draw:layer="layout" draw:type="line" svg:x1="16.783cm" svg:y1="5.883cm" svg:x2="20.719cm" svg:y2="7.619cm" draw:start-shape="id4" draw:start-glue-point="9" draw:end-shape="id7" draw:end-glue-point="5" svg:d="M16783 5883l3936 1736" svg:viewBox="0 0 3937 1737">
          <text:p/>
        </draw:connector>
        <draw:custom-shape draw:style-name="gr5" draw:text-style-name="P5" xml:id="id8" draw:id="id8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cm" svg:height="1cm" svg:x="24cm" svg:y="11.6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5" draw:id="id15" draw:layer="layout" svg:width="6.4cm" svg:height="4.4cm" svg:x="15.4cm" svg:y="4.2cm">
          <text:p text:style-name="P1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6cm" svg:height="2.2cm" svg:x="24.3cm" svg:y="4.2cm">
          <text:p text:style-name="P1"><text:span text:style-name="T2">mqtt-gatewa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6cm" svg:height="2.2cm" svg:x="24.3cm" svg:y="7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26.5cm" svg:y1="5.7cm" svg:x2="26.503cm" svg:y2="8.503cm" draw:start-shape="id8" draw:start-glue-point="1" draw:end-shape="id9" draw:end-glue-point="1" svg:d="M26500 5700c757 0 756 2803 3 2803" svg:viewBox="0 0 569 2804">
          <text:p/>
        </draw:connector>
        <draw:line draw:style-name="gr9" draw:text-style-name="P1" draw:layer="layout" svg:x1="21.8cm" svg:y1="5.1cm" svg:x2="24.3cm" svg:y2="5.1cm">
          <text:p/>
        </draw:line>
        <draw:line draw:style-name="gr9" draw:text-style-name="P1" draw:layer="layout" svg:x1="21.8cm" svg:y1="7.7cm" svg:x2="24.3cm" svg:y2="7.7cm">
          <text:p/>
        </draw:line>
        <draw:custom-shape draw:style-name="gr7" draw:text-style-name="P6" draw:layer="layout" svg:width="3.6cm" svg:height="2.2cm" svg:x="23.8cm" svg:y="10.6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1.031cm" svg:x1="26.5cm" svg:y1="5.7cm" svg:x2="26cm" svg:y2="12.1cm" draw:start-shape="id8" draw:start-glue-point="1" draw:end-shape="id10" draw:end-glue-point="1" svg:d="M26500 5700c2299 0 2549 6400-500 6400" svg:viewBox="0 0 2258 6401">
          <text:p/>
        </draw:connector>
        <draw:line draw:style-name="gr9" draw:text-style-name="P1" draw:layer="layout" svg:x1="21.8cm" svg:y1="8.1cm" svg:x2="24.1cm" svg:y2="11.6cm">
          <text:p/>
        </draw:line>
        <draw:custom-shape draw:style-name="gr10" draw:text-style-name="P6" xml:id="id14" draw:id="id14" draw:layer="layout" svg:width="3.6cm" svg:height="3.4cm" svg:x="13.5cm" svg:y="10.1cm"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9" draw:id="id19" draw:layer="layout" svg:width="4.6cm" svg:height="3.4cm" svg:x="17.9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cm" svg:height="1.4cm" svg:x="13.9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draw:layer="layout" svg:width="1cm" svg:height="1.4cm" svg:x="15.1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1" draw:id="id11" draw:layer="layout" svg:width="1cm" svg:height="1.4cm" svg:x="18.4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2" draw:id="id12" draw:layer="layout" svg:width="1cm" svg:height="1.4cm" svg:x="19.6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13" draw:id="id13" draw:layer="layout" svg:width="1cm" svg:height="1.4cm" svg:x="20.8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curve" svg:x1="18.902cm" svg:y1="12.602cm" svg:x2="20.103cm" svg:y2="12.603cm" draw:start-shape="id11" draw:start-glue-point="7" draw:end-shape="id12" draw:end-glue-point="7" svg:d="M18902 12602c0 754 1201 754 1201 1" svg:viewBox="0 0 1202 567">
          <text:p/>
        </draw:connector>
        <draw:connector draw:style-name="gr8" draw:text-style-name="P3" draw:layer="layout" draw:type="curve" svg:x1="20.103cm" svg:y1="12.603cm" svg:x2="21.304cm" svg:y2="12.604cm" draw:start-shape="id12" draw:start-glue-point="7" draw:end-shape="id13" svg:d="M20103 12603c0 754 1201 754 1201 1" svg:viewBox="0 0 1202 567">
          <text:p/>
        </draw:connector>
        <draw:connector draw:style-name="gr8" draw:text-style-name="P3" draw:layer="layout" draw:type="curve" svg:x1="18.902cm" svg:y1="12.602cm" svg:x2="21.304cm" svg:y2="12.604cm" draw:start-shape="id11" draw:start-glue-point="7" draw:end-shape="id13" draw:end-glue-point="7" svg:d="M18902 12602c0 756 2402 755 2402 2" svg:viewBox="0 0 2403 568">
          <text:p/>
        </draw:connector>
        <draw:custom-shape draw:style-name="gr13" draw:text-style-name="P6" draw:layer="layout" svg:width="6.6cm" svg:height="7.4cm" svg:x="4.7cm" svg:y="6.1cm"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9cm" svg:y1="8.6cm" svg:x2="15.1cm" svg:y2="10.1cm">
          <text:p/>
        </draw:line>
        <draw:line draw:style-name="gr9" draw:text-style-name="P1" draw:layer="layout" svg:x1="19.1cm" svg:y1="8.6cm" svg:x2="20.3cm" svg:y2="10.1cm">
          <text:p/>
        </draw:line>
        <draw:connector draw:style-name="gr2" draw:text-style-name="P3" draw:layer="layout" draw:type="curve" svg:x1="11.001cm" svg:y1="12.701cm" svg:x2="13.5cm" svg:y2="11.8cm" draw:start-shape="id3" draw:start-glue-point="1" draw:end-shape="id14" draw:end-glue-point="3" svg:d="M11001 12701c1875 0 626-901 2499-901" svg:viewBox="0 0 2500 902">
          <text:p/>
        </draw:connector>
        <draw:connector draw:style-name="gr2" draw:text-style-name="P3" draw:layer="layout" draw:type="curve" svg:x1="11.001cm" svg:y1="7.201cm" svg:x2="15.4cm" svg:y2="6.4cm" draw:start-shape="id2" draw:start-glue-point="1" draw:end-shape="id15" draw:end-glue-point="3" svg:d="M11001 7201c3300 0 1101-801 4399-801" svg:viewBox="0 0 4400 802">
          <text:p/>
        </draw:connector>
        <draw:custom-shape draw:style-name="gr14" draw:text-style-name="P7" draw:layer="layout" svg:width="11.4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6" draw:id="id16" draw:layer="layout" svg:width="4.799cm" svg:height="1cm" svg:x="9.301cm" svg:y="2.1cm">
          <text:p text:style-name="P1"><text:span text:style-name="T1">application develo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1.7cm" svg:y1="3.1cm" svg:x2="6.1cm" svg:y2="7.9cm" draw:start-shape="id16" draw:start-glue-point="2" draw:end-shape="id17" draw:end-glue-point="0" svg:d="M11700 3100c0 3601-5600 1202-5600 4800" svg:viewBox="0 0 5601 4801">
          <text:p/>
        </draw:connector>
        <draw:line draw:style-name="gr9" draw:text-style-name="P1" draw:layer="layout" svg:x1="19.7cm" svg:y1="3.1cm" svg:x2="18.3cm" svg:y2="4.2cm">
          <text:p/>
        </draw:line>
        <draw:line draw:style-name="gr9" draw:text-style-name="P1" draw:layer="layout" svg:x1="22.5cm" svg:y1="3.1cm" svg:x2="24.3cm" svg:y2="4.5cm">
          <text:p/>
        </draw:line>
        <draw:frame draw:style-name="gr16" draw:text-style-name="P3" draw:layer="layout" svg:width="2.8cm" svg:height="2.8cm" svg:x="1.1cm" svg:y="4.1cm">
          <draw:image xlink:href="Pictures/1000020100000400000004001DC97A2622F1E796.png" xlink:type="simple" xlink:show="embed" xlink:actuate="onLoad">
            <text:p/>
          </draw:image>
        </draw:frame>
        <draw:custom-shape draw:style-name="gr17" draw:text-style-name="P3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8" draw:id="id18" draw:layer="layout" svg:width="2cm" svg:height="6.2cm" svg:x="1.5cm" svg:y="7.3cm">
          <text:p text:style-name="P1"><text:span text:style-name="T1">OpenShift</text:span></text:p>
          <text:p text:style-name="P1"><text:span text:style-name="T1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3.5cm" svg:y1="8.3cm" svg:x2="5.1cm" svg:y2="8.3cm">
          <text:p/>
        </draw:line>
        <draw:connector draw:style-name="gr2" draw:text-style-name="P3" draw:layer="layout" draw:type="curve" svg:x1="3.5cm" svg:y1="10.4cm" svg:x2="6.5cm" svg:y2="10.4cm" draw:start-shape="id18" draw:start-glue-point="1" draw:end-shape="id1" svg:d="M3500 10400h3000" svg:viewBox="0 0 3001 1">
          <text:p/>
        </draw:connector>
        <draw:connector draw:style-name="gr2" draw:text-style-name="P3" draw:layer="layout" draw:type="lines" draw:line-skew="2.898cm 1.198cm" svg:x1="7.5cm" svg:y1="10.9cm" svg:x2="25cm" svg:y2="12.6cm" draw:start-shape="id1" draw:start-glue-point="2" draw:end-shape="id10" draw:end-glue-point="2" svg:d="M7500 10900v3400h17500v-1700" svg:viewBox="0 0 17501 3401">
          <text:p/>
        </draw:connector>
        <draw:connector draw:style-name="gr2" draw:text-style-name="P3" draw:layer="layout" draw:type="curve" svg:x1="24cm" svg:y1="12.1cm" svg:x2="22.5cm" svg:y2="11.8cm" draw:start-shape="id10" draw:start-glue-point="3" draw:end-shape="id19" draw:end-glue-point="1" svg:d="M24000 12100c-1125 0-375-300-1500-300" svg:viewBox="0 0 15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3-22T11:52:36.349383067</dc:date>
    <meta:editing-duration>PT5M14S</meta:editing-duration>
    <meta:editing-cycles>3</meta:editing-cycles>
    <meta:generator>LibreOffice/5.1.6.2.0$Linux_X86_64 LibreOffice_project/10$Build-2</meta:generator>
    <meta:document-statistic meta:object-count="55"/>
  </office:meta>
</office:document-meta>
</file>